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Normalny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Normalny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color="#000000" style:letter-kerning="false" fo:font-size="18pt" style:font-size-asian="18pt" style:font-size-complex="18pt" style:language-asian="pl" style:country-asian="PL"/>
    </style:style>
    <style:style style:name="P3" style:parent-style-name="Normalny" style:family="paragraph">
      <style:text-properties fo:font-size="18pt" style:font-size-asian="18pt" style:font-size-complex="18pt"/>
    </style:style>
    <style:style style:name="P4" style:parent-style-name="Normalny" style:family="paragraph">
      <style:text-properties fo:font-size="14pt" style:font-size-asian="14pt" style:font-size-complex="14pt"/>
    </style:style>
    <style:style style:name="P5" style:parent-style-name="Normalny" style:family="paragraph">
      <style:text-properties fo:font-size="14pt" style:font-size-asian="14pt" style:font-size-complex="14pt"/>
    </style:style>
    <style:style style:name="T6" style:parent-style-name="Domyślnaczcionkaakapitu" style:family="text">
      <style:text-properties fo:font-size="14pt" style:font-size-asian="14pt" style:font-size-complex="14pt"/>
    </style:style>
    <style:style style:name="T7" style:parent-style-name="Domyślnaczcionkaakapitu" style:family="text">
      <style:text-properties fo:font-size="14pt" style:font-size-asian="14pt" style:font-size-complex="14pt"/>
    </style:style>
    <style:style style:name="T8" style:parent-style-name="Domyślnaczcionkaakapitu" style:family="text">
      <style:text-properties fo:font-size="14pt" style:font-size-asian="14pt" style:font-size-complex="14pt"/>
    </style:style>
    <style:style style:name="T9" style:parent-style-name="Domyślnaczcionkaakapitu" style:family="text">
      <style:text-properties style:font-name-complex="Aptos" fo:font-size="14pt" style:font-size-asian="14pt" style:font-size-complex="14pt"/>
    </style:style>
    <style:style style:name="T10" style:parent-style-name="Domyślnaczcionkaakapitu" style:family="text">
      <style:text-properties fo:font-size="14pt" style:font-size-asian="14pt" style:font-size-complex="14pt"/>
    </style:style>
    <style:style style:name="T11" style:parent-style-name="Domyślnaczcionkaakapitu" style:family="text">
      <style:text-properties style:font-name-complex="Aptos" fo:font-size="14pt" style:font-size-asian="14pt" style:font-size-complex="14pt"/>
    </style:style>
    <style:style style:name="T12" style:parent-style-name="Domyślnaczcionkaakapitu" style:family="text">
      <style:text-properties fo:font-size="14pt" style:font-size-asian="14pt" style:font-size-complex="14pt"/>
    </style:style>
    <style:style style:name="T13" style:parent-style-name="Domyślnaczcionkaakapitu" style:family="text">
      <style:text-properties style:font-name-complex="Aptos" fo:font-size="14pt" style:font-size-asian="14pt" style:font-size-complex="14pt"/>
    </style:style>
    <style:style style:name="T14" style:parent-style-name="Domyślnaczcionkaakapitu" style:family="text">
      <style:text-properties fo:font-size="14pt" style:font-size-asian="14pt" style:font-size-complex="14pt"/>
    </style:style>
    <style:style style:name="T15" style:parent-style-name="Domyślnaczcionkaakapitu" style:family="text">
      <style:text-properties style:font-name-complex="Aptos" fo:font-size="14pt" style:font-size-asian="14pt" style:font-size-complex="14pt"/>
    </style:style>
    <style:style style:name="T16" style:parent-style-name="Domyślnaczcionkaakapitu" style:family="text">
      <style:text-properties fo:font-size="14pt" style:font-size-asian="14pt" style:font-size-complex="14pt"/>
    </style:style>
    <style:style style:name="T17" style:parent-style-name="Domyślnaczcionkaakapitu" style:family="text">
      <style:text-properties style:font-name-complex="Aptos" fo:font-size="14pt" style:font-size-asian="14pt" style:font-size-complex="14pt"/>
    </style:style>
    <style:style style:name="T18" style:parent-style-name="Domyślnaczcionkaakapitu" style:family="text">
      <style:text-properties fo:font-size="14pt" style:font-size-asian="14pt" style:font-size-complex="14pt"/>
    </style:style>
    <style:style style:name="T19" style:parent-style-name="Domyślnaczcionkaakapitu" style:family="text">
      <style:text-properties style:font-name-complex="Aptos" fo:font-size="14pt" style:font-size-asian="14pt" style:font-size-complex="14pt"/>
    </style:style>
    <style:style style:name="T20" style:parent-style-name="Domyślnaczcionkaakapitu" style:family="text">
      <style:text-properties fo:font-size="14pt" style:font-size-asian="14pt" style:font-size-complex="14pt"/>
    </style:style>
    <style:style style:name="T21" style:parent-style-name="Domyślnaczcionkaakapitu" style:family="text">
      <style:text-properties style:font-name-complex="Aptos" fo:font-size="14pt" style:font-size-asian="14pt" style:font-size-complex="14pt"/>
    </style:style>
    <style:style style:name="T22" style:parent-style-name="Domyślnaczcionkaakapitu" style:family="text">
      <style:text-properties fo:font-size="14pt" style:font-size-asian="14pt" style:font-size-complex="14pt"/>
    </style:style>
    <style:style style:name="T23" style:parent-style-name="Domyślnaczcionkaakapitu" style:family="text">
      <style:text-properties style:font-name-complex="Aptos" fo:font-size="14pt" style:font-size-asian="14pt" style:font-size-complex="14pt"/>
    </style:style>
    <style:style style:name="T24" style:parent-style-name="Domyślnaczcionkaakapitu" style:family="text">
      <style:text-properties fo:font-size="14pt" style:font-size-asian="14pt" style:font-size-complex="14pt"/>
    </style:style>
    <style:style style:name="T25" style:parent-style-name="Domyślnaczcionkaakapitu" style:family="text">
      <style:text-properties fo:font-size="14pt" style:font-size-asian="14pt" style:font-size-complex="14pt"/>
    </style:style>
    <style:style style:name="T26" style:parent-style-name="Domyślnaczcionkaakapitu" style:family="text">
      <style:text-properties style:font-name-complex="Aptos" fo:font-size="14pt" style:font-size-asian="14pt" style:font-size-complex="14pt"/>
    </style:style>
    <style:style style:name="T27" style:parent-style-name="Domyślnaczcionkaakapitu" style:family="text">
      <style:text-properties fo:font-size="14pt" style:font-size-asian="14pt" style:font-size-complex="14pt"/>
    </style:style>
    <style:style style:name="T28" style:parent-style-name="Domyślnaczcionkaakapitu" style:family="text">
      <style:text-properties style:font-name-complex="Aptos" fo:font-size="14pt" style:font-size-asian="14pt" style:font-size-complex="14pt"/>
    </style:style>
    <style:style style:name="T29" style:parent-style-name="Domyślnaczcionkaakapitu" style:family="text">
      <style:text-properties fo:font-size="14pt" style:font-size-asian="14pt" style:font-size-complex="14pt"/>
    </style:style>
    <style:style style:name="T30" style:parent-style-name="Domyślnaczcionkaakapitu" style:family="text">
      <style:text-properties style:font-name-complex="Aptos" fo:font-size="14pt" style:font-size-asian="14pt" style:font-size-complex="14pt"/>
    </style:style>
    <style:style style:name="T31" style:parent-style-name="Domyślnaczcionkaakapitu" style:family="text">
      <style:text-properties fo:font-size="14pt" style:font-size-asian="14pt" style:font-size-complex="14pt"/>
    </style:style>
    <style:style style:name="T32" style:parent-style-name="Domyślnaczcionkaakapitu" style:family="text">
      <style:text-properties style:font-name-complex="Aptos" fo:font-size="14pt" style:font-size-asian="14pt" style:font-size-complex="14pt"/>
    </style:style>
    <style:style style:name="T33" style:parent-style-name="Domyślnaczcionkaakapitu" style:family="text">
      <style:text-properties fo:font-size="14pt" style:font-size-asian="14pt" style:font-size-complex="14pt"/>
    </style:style>
    <style:style style:name="T34" style:parent-style-name="Domyślnaczcionkaakapitu" style:family="text">
      <style:text-properties style:font-name-complex="Aptos" fo:font-size="14pt" style:font-size-asian="14pt" style:font-size-complex="14pt"/>
    </style:style>
    <style:style style:name="T35" style:parent-style-name="Domyślnaczcionkaakapitu" style:family="text">
      <style:text-properties fo:font-size="14pt" style:font-size-asian="14pt" style:font-size-complex="14pt"/>
    </style:style>
    <style:style style:name="T36" style:parent-style-name="Domyślnaczcionkaakapitu" style:family="text">
      <style:text-properties style:font-name-complex="Aptos" fo:font-size="14pt" style:font-size-asian="14pt" style:font-size-complex="14pt"/>
    </style:style>
    <style:style style:name="T37" style:parent-style-name="Domyślnaczcionkaakapitu" style:family="text">
      <style:text-properties fo:font-size="14pt" style:font-size-asian="14pt" style:font-size-complex="14pt"/>
    </style:style>
    <style:style style:name="T38" style:parent-style-name="Domyślnaczcionkaakapitu" style:family="text">
      <style:text-properties style:font-name-complex="Aptos" fo:font-size="14pt" style:font-size-asian="14pt" style:font-size-complex="14pt"/>
    </style:style>
    <style:style style:name="T39" style:parent-style-name="Domyślnaczcionkaakapitu" style:family="text">
      <style:text-properties fo:font-size="14pt" style:font-size-asian="14pt" style:font-size-complex="14pt"/>
    </style:style>
    <style:style style:name="T40" style:parent-style-name="Domyślnaczcionkaakapitu" style:family="text">
      <style:text-properties style:font-name-complex="Aptos" fo:font-size="14pt" style:font-size-asian="14pt" style:font-size-complex="14pt"/>
    </style:style>
    <style:style style:name="T41" style:parent-style-name="Domyślnaczcionkaakapitu" style:family="text">
      <style:text-properties fo:font-size="14pt" style:font-size-asian="14pt" style:font-size-complex="14pt"/>
    </style:style>
    <style:style style:name="T42" style:parent-style-name="Domyślnaczcionkaakapitu" style:family="text">
      <style:text-properties style:font-name-complex="Aptos" fo:font-size="14pt" style:font-size-asian="14pt" style:font-size-complex="14pt"/>
    </style:style>
    <style:style style:name="T43" style:parent-style-name="Domyślnaczcionkaakapitu" style:family="text">
      <style:text-properties fo:font-size="14pt" style:font-size-asian="14pt" style:font-size-complex="14pt"/>
    </style:style>
    <style:style style:name="T44" style:parent-style-name="Domyślnaczcionkaakapitu" style:family="text">
      <style:text-properties style:font-name-complex="Aptos" fo:font-size="14pt" style:font-size-asian="14pt" style:font-size-complex="14pt"/>
    </style:style>
    <style:style style:name="T45" style:parent-style-name="Domyślnaczcionkaakapitu" style:family="text">
      <style:text-properties fo:font-size="14pt" style:font-size-asian="14pt" style:font-size-complex="14pt"/>
    </style:style>
    <style:style style:name="T46" style:parent-style-name="Domyślnaczcionkaakapitu" style:family="text">
      <style:text-properties style:font-name-complex="Aptos" fo:font-size="14pt" style:font-size-asian="14pt" style:font-size-complex="14pt"/>
    </style:style>
    <style:style style:name="T47" style:parent-style-name="Domyślnaczcionkaakapitu" style:family="text">
      <style:text-properties fo:font-size="14pt" style:font-size-asian="14pt" style:font-size-complex="14pt"/>
    </style:style>
    <style:style style:name="T48" style:parent-style-name="Domyślnaczcionkaakapitu" style:family="text">
      <style:text-properties style:font-name-complex="Aptos" fo:font-size="14pt" style:font-size-asian="14pt" style:font-size-complex="14pt"/>
    </style:style>
    <style:style style:name="T49" style:parent-style-name="Domyślnaczcionkaakapitu" style:family="text">
      <style:text-properties fo:font-size="14pt" style:font-size-asian="14pt" style:font-size-complex="14pt"/>
    </style:style>
    <style:style style:name="T50" style:parent-style-name="Domyślnaczcionkaakapitu" style:family="text">
      <style:text-properties style:font-name-complex="Aptos" fo:font-size="14pt" style:font-size-asian="14pt" style:font-size-complex="14pt"/>
    </style:style>
    <style:style style:name="T51" style:parent-style-name="Domyślnaczcionkaakapitu" style:family="text">
      <style:text-properties fo:font-size="14pt" style:font-size-asian="14pt" style:font-size-complex="14pt"/>
    </style:style>
    <style:style style:name="T52" style:parent-style-name="Domyślnaczcionkaakapitu" style:family="text">
      <style:text-properties fo:font-size="14pt" style:font-size-asian="14pt" style:font-size-complex="14pt"/>
    </style:style>
    <style:style style:name="T53" style:parent-style-name="Domyślnaczcionkaakapitu" style:family="text">
      <style:text-properties style:font-name-complex="Aptos" fo:font-size="14pt" style:font-size-asian="14pt" style:font-size-complex="14pt"/>
    </style:style>
    <style:style style:name="T54" style:parent-style-name="Domyślnaczcionkaakapitu" style:family="text">
      <style:text-properties fo:font-size="14pt" style:font-size-asian="14pt" style:font-size-complex="14pt"/>
    </style:style>
    <style:style style:name="T55" style:parent-style-name="Domyślnaczcionkaakapitu" style:family="text">
      <style:text-properties style:font-name-complex="Aptos" fo:font-size="14pt" style:font-size-asian="14pt" style:font-size-complex="14pt"/>
    </style:style>
    <style:style style:name="T56" style:parent-style-name="Domyślnaczcionkaakapitu" style:family="text">
      <style:text-properties fo:font-size="14pt" style:font-size-asian="14pt" style:font-size-complex="14pt"/>
    </style:style>
    <style:style style:name="T57" style:parent-style-name="Domyślnaczcionkaakapitu" style:family="text">
      <style:text-properties style:font-name-complex="Aptos" fo:font-size="14pt" style:font-size-asian="14pt" style:font-size-complex="14pt"/>
    </style:style>
    <style:style style:name="T58" style:parent-style-name="Domyślnaczcionkaakapitu" style:family="text">
      <style:text-properties fo:font-size="14pt" style:font-size-asian="14pt" style:font-size-complex="14pt"/>
    </style:style>
    <style:style style:name="T59" style:parent-style-name="Domyślnaczcionkaakapitu" style:family="text">
      <style:text-properties style:font-name-complex="Aptos" fo:font-size="14pt" style:font-size-asian="14pt" style:font-size-complex="14pt"/>
    </style:style>
    <style:style style:name="T60" style:parent-style-name="Domyślnaczcionkaakapitu" style:family="text">
      <style:text-properties fo:font-size="14pt" style:font-size-asian="14pt" style:font-size-complex="14pt"/>
    </style:style>
    <style:style style:name="T61" style:parent-style-name="Domyślnaczcionkaakapitu" style:family="text">
      <style:text-properties style:font-name-complex="Aptos" fo:font-size="14pt" style:font-size-asian="14pt" style:font-size-complex="14pt"/>
    </style:style>
    <style:style style:name="T62" style:parent-style-name="Domyślnaczcionkaakapitu" style:family="text">
      <style:text-properties fo:font-size="14pt" style:font-size-asian="14pt" style:font-size-complex="14pt"/>
    </style:style>
    <style:style style:name="T63" style:parent-style-name="Domyślnaczcionkaakapitu" style:family="text">
      <style:text-properties style:font-name-complex="Aptos" fo:font-size="14pt" style:font-size-asian="14pt" style:font-size-complex="14pt"/>
    </style:style>
    <style:style style:name="T64" style:parent-style-name="Domyślnaczcionkaakapitu" style:family="text">
      <style:text-properties fo:font-size="14pt" style:font-size-asian="14pt" style:font-size-complex="14pt"/>
    </style:style>
    <style:style style:name="T65" style:parent-style-name="Domyślnaczcionkaakapitu" style:family="text">
      <style:text-properties style:font-name-complex="Aptos" fo:font-size="14pt" style:font-size-asian="14pt" style:font-size-complex="14pt"/>
    </style:style>
    <style:style style:name="T66" style:parent-style-name="Domyślnaczcionkaakapitu" style:family="text">
      <style:text-properties fo:font-size="14pt" style:font-size-asian="14pt" style:font-size-complex="14pt"/>
    </style:style>
    <style:style style:name="T67" style:parent-style-name="Domyślnaczcionkaakapitu" style:family="text">
      <style:text-properties style:font-name-complex="Aptos" fo:font-size="14pt" style:font-size-asian="14pt" style:font-size-complex="14pt"/>
    </style:style>
    <style:style style:name="T68" style:parent-style-name="Domyślnaczcionkaakapitu" style:family="text">
      <style:text-properties fo:font-size="14pt" style:font-size-asian="14pt" style:font-size-complex="14pt"/>
    </style:style>
    <style:style style:name="T69" style:parent-style-name="Domyślnaczcionkaakapitu" style:family="text">
      <style:text-properties style:font-name-complex="Aptos" fo:font-size="14pt" style:font-size-asian="14pt" style:font-size-complex="14pt"/>
    </style:style>
    <style:style style:name="T70" style:parent-style-name="Domyślnaczcionkaakapitu" style:family="text">
      <style:text-properties fo:font-size="14pt" style:font-size-asian="14pt" style:font-size-complex="14pt"/>
    </style:style>
    <style:style style:name="T71" style:parent-style-name="Domyślnaczcionkaakapitu" style:family="text">
      <style:text-properties style:font-name-complex="Aptos" fo:font-size="14pt" style:font-size-asian="14pt" style:font-size-complex="14pt"/>
    </style:style>
    <style:style style:name="T72" style:parent-style-name="Domyślnaczcionkaakapitu" style:family="text">
      <style:text-properties fo:font-size="14pt" style:font-size-asian="14pt" style:font-size-complex="14pt"/>
    </style:style>
    <style:style style:name="T73" style:parent-style-name="Domyślnaczcionkaakapitu" style:family="text">
      <style:text-properties style:font-name-complex="Aptos" fo:font-size="14pt" style:font-size-asian="14pt" style:font-size-complex="14pt"/>
    </style:style>
    <style:style style:name="T74" style:parent-style-name="Domyślnaczcionkaakapitu" style:family="text">
      <style:text-properties fo:font-size="14pt" style:font-size-asian="14pt" style:font-size-complex="14pt"/>
    </style:style>
    <style:style style:name="T75" style:parent-style-name="Domyślnaczcionkaakapitu" style:family="text">
      <style:text-properties style:font-name-complex="Aptos" fo:font-size="14pt" style:font-size-asian="14pt" style:font-size-complex="14pt"/>
    </style:style>
    <style:style style:name="T76" style:parent-style-name="Domyślnaczcionkaakapitu" style:family="text">
      <style:text-properties fo:font-size="14pt" style:font-size-asian="14pt" style:font-size-complex="14pt"/>
    </style:style>
    <style:style style:name="T77" style:parent-style-name="Domyślnaczcionkaakapitu" style:family="text">
      <style:text-properties style:font-name-complex="Aptos" fo:font-size="14pt" style:font-size-asian="14pt" style:font-size-complex="14pt"/>
    </style:style>
    <style:style style:name="T78" style:parent-style-name="Domyślnaczcionkaakapitu" style:family="text">
      <style:text-properties fo:font-size="14pt" style:font-size-asian="14pt" style:font-size-complex="14pt"/>
    </style:style>
    <style:style style:name="T79" style:parent-style-name="Domyślnaczcionkaakapitu" style:family="text">
      <style:text-properties style:font-name-complex="Aptos" fo:font-size="14pt" style:font-size-asian="14pt" style:font-size-complex="14pt"/>
    </style:style>
    <style:style style:name="T80" style:parent-style-name="Domyślnaczcionkaakapitu" style:family="text">
      <style:text-properties fo:font-size="14pt" style:font-size-asian="14pt" style:font-size-complex="14pt"/>
    </style:style>
    <style:style style:name="T81" style:parent-style-name="Domyślnaczcionkaakapitu" style:family="text">
      <style:text-properties style:font-name-complex="Aptos" fo:font-size="14pt" style:font-size-asian="14pt" style:font-size-complex="14pt"/>
    </style:style>
    <style:style style:name="T82" style:parent-style-name="Domyślnaczcionkaakapitu" style:family="text">
      <style:text-properties fo:font-size="14pt" style:font-size-asian="14pt" style:font-size-complex="14pt"/>
    </style:style>
    <style:style style:name="T83" style:parent-style-name="Domyślnaczcionkaakapitu" style:family="text">
      <style:text-properties style:font-name-complex="Aptos" fo:font-size="14pt" style:font-size-asian="14pt" style:font-size-complex="14pt"/>
    </style:style>
    <style:style style:name="T84" style:parent-style-name="Domyślnaczcionkaakapitu" style:family="text">
      <style:text-properties fo:font-size="14pt" style:font-size-asian="14pt" style:font-size-complex="14pt"/>
    </style:style>
    <style:style style:name="P85" style:parent-style-name="Normalny" style:family="paragraph">
      <style:text-properties fo:font-size="14pt" style:font-size-asian="14pt" style:font-size-complex="14pt"/>
    </style:style>
    <style:style style:name="P86" style:parent-style-name="Normalny" style:family="paragraph">
      <style:text-properties fo:font-size="14pt" style:font-size-asian="14pt" style:font-size-complex="14pt"/>
    </style:style>
    <style:style style:name="P87" style:parent-style-name="Normalny" style:family="paragraph">
      <style:text-properties fo:font-size="14pt" style:font-size-asian="14pt" style:font-size-complex="14pt"/>
    </style:style>
    <style:style style:name="P88" style:parent-style-name="Normalny" style:family="paragraph">
      <style:text-properties fo:font-size="20pt" style:font-size-asian="20pt" style:font-size-complex="20pt"/>
    </style:style>
    <style:style style:name="P89" style:parent-style-name="Normalny" style:family="paragraph">
      <style:text-properties fo:font-size="14pt" style:font-size-asian="14pt" style:font-size-complex="14pt"/>
    </style:style>
    <style:style style:name="P90" style:parent-style-name="Normalny" style:family="paragraph">
      <style:text-properties fo:font-size="14pt" style:font-size-asian="14pt" style:font-size-complex="14pt"/>
    </style:style>
    <style:style style:name="P91" style:parent-style-name="Normalny" style:family="paragraph">
      <style:text-properties fo:font-size="20pt" style:font-size-asian="20pt" style:font-size-complex="20pt"/>
    </style:style>
    <style:style style:name="P92" style:parent-style-name="Normalny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3" style:parent-style-name="Normalny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4" style:parent-style-name="Normalny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5" style:parent-style-name="Normalny" style:family="paragraph">
      <style:text-properties fo:font-size="20pt" style:font-size-asian="20pt" style:font-size-complex="20pt"/>
    </style:style>
    <style:style style:name="P96" style:parent-style-name="Normalny" style:family="paragraph">
      <style:text-properties fo:font-size="14pt" style:font-size-asian="14pt" style:font-size-complex="14pt"/>
    </style:style>
    <style:style style:name="P97" style:parent-style-name="Normalny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98" style:parent-style-name="Normalny" style:family="paragraph">
      <style:text-properties fo:font-size="14pt" style:font-size-asian="14pt" style:font-size-complex="14pt"/>
    </style:style>
    <style:style style:name="P99" style:parent-style-name="Normalny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00" style:parent-style-name="Normalny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01" style:parent-style-name="Normalny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02" style:parent-style-name="Normalny" style:family="paragraph">
      <style:text-properties fo:font-size="20pt" style:font-size-asian="20pt" style:font-size-complex="20pt"/>
    </style:style>
  </office:automatic-styles>
  <office:body>
    <office:text text:use-soft-page-breaks="true">
      <text:p text:style-name="P1">Laboratoria nr. 8</text:p>
      <text:h text:style-name="P2" text:outline-level="2">Programowanie w języku JAVA - techniki zaawansowane</text:h>
      <text:p text:style-name="P3">Temat: Wykorzystanie JNI</text:p>
      <text:p text:style-name="P4">Sebastian Wołoszyn 264434</text:p>
      <text:p text:style-name="P5"/>
      <text:p text:style-name="Normalny"><text:span text:style-name="T6">Polecenie:</text:span><text:s/><text:span text:style-name="T7">Napisz program, w którym wykorzystane zostanie JNI. Zadanie do wykonania polegać ma na zadeklarowaniu klasy Java z dwiema metodami służącymi do obliczania dyskretnej dwuwymiarowej funkcji splotu <text:s/>(ang. 2D discrete convolution function): natywna oraz normalna, a następnie przetestowaniu ich działania.</text:span></text:p>
      <text:p text:style-name="Normalny"><text:span text:style-name="T8">Metoda do obliczania splotu powinna przyjmować na wej</text:span><text:span text:style-name="T9">ś</text:span><text:span text:style-name="T10">cie dwie tablice dwuwymiarowe (j</text:span><text:span text:style-name="T11">a</text:span><text:span text:style-name="T12">dro splotu oraz macierz przetwarzan</text:span><text:span text:style-name="T13">a</text:span><text:span text:style-name="T14">) oraz produkowa</text:span><text:span text:style-name="T15">ć</text:span><text:span text:style-name="T16"><text:s/>na wyj</text:span><text:span text:style-name="T17">ę</text:span><text:span text:style-name="T18">ciu wynik (macierz wynikow</text:span><text:span text:style-name="T19">a</text:span><text:span text:style-name="T20">). O tym, czym jest funkcji splotu, poczyta</text:span><text:span text:style-name="T21">ć</text:span><text:span text:style-name="T22"><text:s/>sobie mo</text:span><text:span text:style-name="T23">ż</text:span><text:span text:style-name="T24">na w wielu tutorialu, np. w dokumencie https://staff.uz.zgora.pl/agramack/files/conv/Splot.pdf<text:s/></text:span></text:p>
      <text:p text:style-name="Normalny"><text:span text:style-name="T25">Podczas testowania należy wygenerować odpowiednio duży problem obliczeniowy, a potem spróbować go rozwiązać korzystając z obu zaimplementowanych metod. Testowanie powinno dać odpowiedz</text:span><text:span text:style-name="T26"></text:span><text:span text:style-name="T27"><text:s/>na pytanie, kt</text:span><text:span text:style-name="T28">ó</text:span><text:span text:style-name="T29">ra z implementacji jest wydajniejsza. St</text:span><text:span text:style-name="T30">a</text:span><text:span text:style-name="T31">d uruchamianiu metod powinno towarzyszy</text:span><text:span text:style-name="T32">ć</text:span><text:span text:style-name="T33"><text:s/>mierzenie czasu ich wykonania (czyli co</text:span><text:span text:style-name="T34">ś</text:span><text:span text:style-name="T35"><text:s/>na kszta</text:span><text:span text:style-name="T36">ł</text:span><text:span text:style-name="T37">t test</text:span><text:span text:style-name="T38">ó</text:span><text:span text:style-name="T39">w wydajno</text:span><text:span text:style-name="T40">ś</text:span><text:span text:style-name="T41">ciowych). Spos</text:span><text:span text:style-name="T42">ó</text:span><text:span text:style-name="T43">b wykonania takich test</text:span><text:span text:style-name="T44">ó</text:span><text:span text:style-name="T45">w jest dowolny, jednak warto spr</text:span><text:span text:style-name="T46">ó</text:span><text:span text:style-name="T47">bowa</text:span><text:span text:style-name="T48">ć</text:span><text:span text:style-name="T49"><text:s/>wykorzysta</text:span><text:span text:style-name="T50">ć</text:span><text:span text:style-name="T51"><text:s/>do tego np. framework Mockito.</text:span></text:p>
      <text:p text:style-name="Normalny"><text:span text:style-name="T52">Jako wynik zadania, oprócz kodów ź</text:span><text:span text:style-name="T53">r</text:span><text:span text:style-name="T54">ó</text:span><text:span text:style-name="T55">d</text:span><text:span text:style-name="T56">łowych Java oraz kodu zaimplementowanej natywnej biblioteki, nale</text:span><text:span text:style-name="T57">ż</text:span><text:span text:style-name="T58">y dostarczy</text:span><text:span text:style-name="T59">ć</text:span><text:span text:style-name="T60"><text:s/>r</text:span><text:span text:style-name="T61">ó</text:span><text:span text:style-name="T62">wnie</text:span><text:span text:style-name="T63">ż</text:span><text:span text:style-name="T64"><text:s/>raport z om</text:span><text:span text:style-name="T65">ó</text:span><text:span text:style-name="T66">wieniem wynik</text:span><text:span text:style-name="T67">ó</text:span><text:span text:style-name="T68">w testowania. Prosz</text:span><text:span text:style-name="T69">ę</text:span><text:span text:style-name="T70"><text:s/>zwr</text:span><text:span text:style-name="T71">ó</text:span><text:span text:style-name="T72">ci</text:span><text:span text:style-name="T73">ć</text:span><text:span text:style-name="T74"><text:s/>uwag</text:span><text:span text:style-name="T75">ę</text:span><text:span text:style-name="T76"><text:s/>na to, czy podczas test</text:span><text:span text:style-name="T77">ó</text:span><text:span text:style-name="T78">w nie uwidoczni</text:span><text:span text:style-name="T79">ł</text:span><text:span text:style-name="T80">o si</text:span><text:span text:style-name="T81">ę</text:span><text:span text:style-name="T82"><text:s/>dzia</text:span><text:span text:style-name="T83">ł</text:span><text:span text:style-name="T84">anie JIT.</text:span></text:p>
      <text:p text:style-name="P85"/>
      <text:p text:style-name="P86"/>
      <text:p text:style-name="P87"/>
      <text:soft-page-break/>
      <text:p text:style-name="P88">Środowisko testowe:</text:p>
      <text:p text:style-name="P89">Aby skompilować kod natywny, użyto następującej komendy:</text:p>
      <text:p text:style-name="Normalny">gcc -I"C:\Program Files\Java\jdk-21\include" -I"C:\Program Files\Java\jdk-21\include\win32" -shared -o convolution.dll Convolution.c</text:p>
      <text:p text:style-name="Normalny"/>
      <text:p text:style-name="P90">Testy przeprowadzono na macierzach o różnych rozmiarach oraz różnych rozmiarach jąder konwolucji.</text:p>
      <text:p text:style-name="Normalny"/>
      <text:p text:style-name="P91">Wyniki bez wyłączenia JIT:</text:p>
      <text:p text:style-name="P92">Macierz 100x100, jądro 10x10</text:p>
      <text:p text:style-name="Normalny">Czas wykonania metody natywnej: 1,901,900 ns</text:p>
      <text:p text:style-name="Normalny">Czas wykonania metody normalnej: 4,343,800 ns</text:p>
      <text:p text:style-name="Normalny"/>
      <text:p text:style-name="P93">Macierz 10x10, jądro 4x4</text:p>
      <text:p text:style-name="Normalny">Czas wykonania metody natywnej: 58,300 ns</text:p>
      <text:p text:style-name="Normalny">Czas wykonania metody normalnej: 51,900 ns</text:p>
      <text:p text:style-name="Normalny"/>
      <text:p text:style-name="P94">Macierz 7x7, jądro 3x3</text:p>
      <text:p text:style-name="Normalny">Czas wykonania metody natywnej: 73,700 ns</text:p>
      <text:p text:style-name="Normalny">Czas wykonania metody normalnej: 20,900 ns</text:p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soft-page-break/>
      <text:p text:style-name="P95">Wyniki z wyłączonym JIT:</text:p>
      <text:p text:style-name="P96">Aby wyłączyć Just-In-Time (JIT) kompilację, użyto poniższej komendy:</text:p>
      <text:p text:style-name="Normalny">java -Djava.compiler=NONE -jar lab08-1.0-SNAPSHOT.jar</text:p>
      <text:p text:style-name="Normalny"/>
      <text:p text:style-name="P97">Macierz 100x100, jądro 10x10</text:p>
      <text:p text:style-name="Normalny">Czas wykonania metody natywnej: 385,400 ns</text:p>
      <text:p text:style-name="Normalny">Czas wykonania metody normalnej: 16,907,900 ns</text:p>
      <text:p text:style-name="P98"/>
      <text:p text:style-name="P99">Macierz 10x10, jądro 4x4</text:p>
      <text:p text:style-name="Normalny">Czas wykonania metody natywnej: 183,300 ns</text:p>
      <text:p text:style-name="Normalny">Czas wykonania metody normalnej: 44,100 ns</text:p>
      <text:p text:style-name="P100"/>
      <text:p text:style-name="P101">Macierz 7x7, jądro 3x3</text:p>
      <text:p text:style-name="Normalny">Czas wykonania metody natywnej: 33,800 ns</text:p>
      <text:p text:style-name="Normalny">Czas wykonania metody normalnej: 16,900 ns</text:p>
      <text:p text:style-name="Normalny"/>
      <text:p text:style-name="P102">Wnioski:</text:p>
      <text:p text:style-name="Normalny">Metoda natywna jest znacznie szybsza w przypadku większych macierzy i jąder, szczególnie bez JIT, co jest widoczne w drastycznym zmniejszeniu czasu wykonania.</text:p>
      <text:p text:style-name="Normalny">W przypadku mniejszych macierzy i jąder, różnica w czasach wykonania między metodą natywną a normalną jest mniejsza, szczególnie przy wyłączonym JIT, gdzie metoda normalna okazuje się czasami szybsza.</text:p>
      <text:p text:style-name="Normalny">Wyłączenie JIT ma znaczący wpływ na wydajność metody normalnej, szczególnie przy większych macierzach i jądrach, co sugeruje, że JIT przyczynia się do znacznego przyspieszenia wykonania standardowego kodu Java.</text:p>
      <text:p text:style-name="Normalny">Podsumowując, wyniki pokazują, że użycie kodu natywnego może znacząco poprawić wydajność obliczeń, szczególnie w bardziej złożonych przypadkach, co potwierdza przewaga integracji kodu natywnego z aplikacjami Java w kontekście operacji na macierzach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style:style style:name="HTML-wstępniesformatowany" style:display-name="HTML - wstępnie sformatowany" style:family="paragraph" style:parent-style-name="Normalny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pl" style:country-asian="PL" fo:hyphenate="false"/>
    </style:style>
    <style:style style:name="HTML-wstępniesformatowanyZnak" style:display-name="HTML - wstępnie sformatowany Znak" style:family="text" style:parent-style-name="Domyślnaczcionkaakapitu">
      <style:text-properties style:font-name="Courier New" style:font-name-asian="Times New Roman" style:font-name-complex="Courier New" style:letter-kerning="false" fo:font-size="10pt" style:font-size-asian="10pt" style:font-size-complex="10pt" style:language-asian="pl" style:country-asian="P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ebastian Wołoszyn</meta:initial-creator>
    <dc:creator>Sebastian Wołoszyn</dc:creator>
    <meta:creation-date>2024-05-13T17:43:00Z</meta:creation-date>
    <dc:date>2024-05-14T09:45:00Z</dc:date>
    <meta:template xlink:href="Normal.dotm" xlink:type="simple"/>
    <meta:editing-cycles>3</meta:editing-cycles>
    <meta:editing-duration>PT9480S</meta:editing-duration>
    <meta:document-statistic meta:page-count="3" meta:paragraph-count="6" meta:word-count="497" meta:character-count="3478" meta:row-count="24" meta:non-whitespace-character-count="2987"/>
  </office:meta>
</office:document-meta>
</file>